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yUnknownFont" svg:font-family="MyUnknownFon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c4bc" officeooo:paragraph-rsid="0015c4bc"/>
    </style:style>
    <style:style style:name="T1" style:family="text">
      <style:text-properties style:font-name="Lucida Handwriting"/>
    </style:style>
    <style:style style:name="T2" style:family="text">
      <style:text-properties style:font-name="MyUnknownFont"/>
    </style:style>
    <style:style style:name="T3" style:family="text">
      <style:text-properties officeooo:rsid="0015c4b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Arial Black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" text:name="LTsp_MatchLimit"/>
      </text:user-field-decls>
      <text:h text:style-name="Heading_20_1" text:outline-level="1"><text:span text:style-name="T2">My</text:span> <text:span text:style-name="T1">dog</text:span> is <text:span text:style-name="Emphasis">big.</text:span></text:h>
      <text:p text:style-name="Caption">Now he <text:span text:style-name="T1">can</text:span> jump.</text:p>
      <text:p text:style-name="Preformatted_20_Text"><text:span text:style-name="Emphasis">What</text:span> will <text:span text:style-name="T2">he</text:span> do now?</text:p>
      <text:p text:style-name="P1">I <text:span text:style-name="T5">do</text:span> <text:span text:style-name="MyRedCharStyle">not</text:span> <text:span text:style-name="T4">know</text:span>.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yUnknownFont" svg:font-family="MyUnknownFon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MyRedCharStyle" style:family="text">
      <style:text-properties fo:color="#ff3333" fo:font-size="15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1:15:18.022000000</meta:creation-date>
    <meta:generator>LibreOffice/5.0.3.2$Windows_x86 LibreOffice_project/e5f16313668ac592c1bfb310f4390624e3dbfb75</meta:generator>
    <dc:date>2015-11-16T11:37:43.203000000</dc:date>
    <meta:editing-duration>PT20M38S</meta:editing-duration>
    <meta:editing-cycles>4</meta:editing-cycles>
    <meta:document-statistic meta:table-count="0" meta:image-count="0" meta:object-count="0" meta:page-count="1" meta:paragraph-count="4" meta:word-count="17" meta:character-count="64" meta:non-whitespace-character-count="51"/>
  </office:meta>
</office:document-meta>
</file>